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fo:font-weight="bold" style:font-weight-asian="bold" style:font-weight-complex="bold"/>
    </style:style>
    <style:style style:name="P3" style:family="paragraph" style:parent-style-name="Standard">
      <style:text-properties style:font-name="Liberation Mono" fo:font-weight="bold" officeooo:rsid="0016b34e" officeooo:paragraph-rsid="0016b34e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Mono" fo:font-weight="bold" officeooo:rsid="0016b34e" officeooo:paragraph-rsid="0016b34e" style:font-weight-asian="bold" style:font-weight-complex="bold"/>
    </style:style>
    <style:style style:name="P5" style:family="paragraph" style:parent-style-name="Standard">
      <style:text-properties style:font-name="Liberation Mono" officeooo:rsid="00106779" officeooo:paragraph-rsid="00106779"/>
    </style:style>
    <style:style style:name="P6" style:family="paragraph" style:parent-style-name="Standard">
      <style:text-properties style:font-name="Liberation Mono" officeooo:paragraph-rsid="00106779"/>
    </style:style>
    <style:style style:name="P7" style:family="paragraph" style:parent-style-name="Standard">
      <style:text-properties style:font-name="Liberation Mono" officeooo:paragraph-rsid="0016b34e"/>
    </style:style>
    <style:style style:name="P8" style:family="paragraph" style:parent-style-name="Standard">
      <style:text-properties style:font-name="Liberation Mono" fo:font-weight="normal" officeooo:rsid="0016b34e" officeooo:paragraph-rsid="0016b34e" style:font-weight-asian="normal" style:font-weight-complex="normal"/>
    </style:style>
    <style:style style:name="T1" style:family="text">
      <style:text-properties officeooo:rsid="00106779"/>
    </style:style>
    <style:style style:name="T2" style:family="text">
      <style:text-properties officeooo:rsid="00141597"/>
    </style:style>
    <style:style style:name="T3" style:family="text">
      <style:text-properties officeooo:rsid="0016b34e"/>
    </style:style>
    <style:style style:name="T4" style:family="text">
      <style:text-properties fo:font-weight="bold" officeooo:rsid="0016b34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Experiment No: 0<text:span text:style-name="T3">4</text:span></text:p>
      <text:p text:style-name="P2">Experiment Name: <text:span text:style-name="T3">Shift Reduce </text:span><text:span text:style-name="T2">Parser</text:span></text:p>
      <text:p text:style-name="P2">Date: <text:span text:style-name="T3">20</text:span><text:span text:style-name="T1">/10/2022</text:span></text:p>
      <text:p text:style-name="P2">Author: Melvin Thomas</text:p>
      <text:p text:style-name="P1"/>
      <text:p text:style-name="P1"/>
      <text:p text:style-name="P5">PROGRAM</text:p>
      <text:p text:style-name="P6">---------------------</text:p>
      <text:p text:style-name="P6"><text:s/></text:p>
      <text:p text:style-name="P6"/>
      <text:p text:style-name="P1">#include &lt;stdio.h&gt;</text:p>
      <text:p text:style-name="P1">#include &lt;stdlib.h&gt;</text:p>
      <text:p text:style-name="P1">#include &lt;string.h&gt;</text:p>
      <text:p text:style-name="P1"/>
      <text:p text:style-name="P1"/>
      <text:p text:style-name="P1">struct prodn{</text:p>
      <text:p text:style-name="P1"><text:s text:c="4"/>char p1[10];</text:p>
      <text:p text:style-name="P1"><text:s text:c="4"/>char p2[10];</text:p>
      <text:p text:style-name="P1">};</text:p>
      <text:p text:style-name="P1"/>
      <text:p text:style-name="P1"/>
      <text:p text:style-name="P1">void main(){</text:p>
      <text:p text:style-name="P1"><text:s text:c="4"/>while(1){</text:p>
      <text:p text:style-name="P1"><text:s text:c="8"/>char input[20], input2[20], stack[50], temp[50], ch[2], *t1, *t2, *t;</text:p>
      <text:p text:style-name="P1"><text:s text:c="8"/>int i, j, s1, s2, s, count = 0;</text:p>
      <text:p text:style-name="P1"><text:s text:c="8"/>struct prodn p[10];</text:p>
      <text:p text:style-name="P1"><text:s text:c="8"/>FILE *fp;</text:p>
      <text:p text:style-name="P1"><text:s text:c="8"/>fp = fopen("input.txt", "r");</text:p>
      <text:p text:style-name="P1"><text:s text:c="8"/>stack[0] = '\0';</text:p>
      <text:p text:style-name="P1"><text:s text:c="8"/>printf("\nEnter the input string or 0 to terminate:\n");</text:p>
      <text:p text:style-name="P1"><text:s text:c="8"/>scanf("%s", input);</text:p>
      <text:p text:style-name="P1"><text:s text:c="8"/>if (strcmp(input, "0") == 0){</text:p>
      <text:p text:style-name="P1"><text:s text:c="12"/>break;</text:p>
      <text:p text:style-name="P1"><text:s text:c="8"/>}</text:p>
      <text:p text:style-name="P1"><text:s text:c="8"/>strcpy(input2, input);</text:p>
      <text:p text:style-name="P1"><text:s text:c="8"/>while (!feof(fp)){</text:p>
      <text:p text:style-name="P1"><text:s text:c="12"/>fscanf(fp, "%s\n", temp);</text:p>
      <text:p text:style-name="P1"><text:s text:c="12"/>t1 = strtok(temp, "=");</text:p>
      <text:p text:style-name="P1"><text:s text:c="12"/>t2 = strtok(NULL, "=");</text:p>
      <text:p text:style-name="P1"><text:s text:c="12"/>strcpy(p[count].p1, t1);</text:p>
      <text:p text:style-name="P1"><text:s text:c="12"/>strcpy(p[count].p2, t2);</text:p>
      <text:p text:style-name="P1"><text:s text:c="12"/>count++;</text:p>
      <text:p text:style-name="P1"><text:s text:c="8"/>}</text:p>
      <text:p text:style-name="P1"><text:s text:c="8"/>i = 0;</text:p>
      <text:p text:style-name="P1"><text:s text:c="8"/>printf("stack\t input \t action\n\n");</text:p>
      <text:p text:style-name="P1"><text:s text:c="8"/>printf("$\t %s$ \t\n", input2);</text:p>
      <text:p text:style-name="P1"><text:s text:c="8"/>while (1){</text:p>
      <text:p text:style-name="P1"><text:s text:c="12"/>if (i &lt; strlen(input)){</text:p>
      <text:p text:style-name="P1"><text:s text:c="16"/>ch[0] = input[i];</text:p>
      <text:p text:style-name="P1"><text:s text:c="16"/>ch[1] = '\0';</text:p>
      <text:p text:style-name="P1"><text:soft-page-break/><text:s text:c="16"/>input2[i] = ' ';</text:p>
      <text:p text:style-name="P1"><text:s text:c="16"/>i++;</text:p>
      <text:p text:style-name="P1"><text:s text:c="16"/>strcat(stack, ch);</text:p>
      <text:p text:style-name="P1"><text:s text:c="16"/>printf("$%s\t%s$\t SHIFT\n", stack, input2);</text:p>
      <text:p text:style-name="P1"><text:s text:c="12"/>}</text:p>
      <text:p text:style-name="P1"><text:s text:c="12"/>for (j = 0; j &lt; count; j++){</text:p>
      <text:p text:style-name="P1"><text:s text:c="16"/>t = strstr(stack, p[j].p2);</text:p>
      <text:p text:style-name="P1"><text:s text:c="16"/>if (t != NULL){</text:p>
      <text:p text:style-name="P1"><text:s text:c="20"/>s1 = strlen(stack);</text:p>
      <text:p text:style-name="P1"><text:s text:c="20"/>s2 = strlen(t);</text:p>
      <text:p text:style-name="P1"><text:s text:c="20"/>s = s1 - s2;</text:p>
      <text:p text:style-name="P1"><text:s text:c="20"/>stack[s] = '\0';</text:p>
      <text:p text:style-name="P1"><text:s text:c="20"/>strcat(stack, p[j].p1);</text:p>
      <text:p text:style-name="P1"><text:s text:c="20"/>printf("$%s\t%s$\t REDUCE\n", stack, input2);</text:p>
      <text:p text:style-name="P1"><text:s text:c="20"/>j = -1;</text:p>
      <text:p text:style-name="P1"><text:s text:c="16"/>}</text:p>
      <text:p text:style-name="P1"><text:s text:c="12"/>}</text:p>
      <text:p text:style-name="P1"><text:s text:c="12"/>if (strcmp(stack,p[0].p1) == 0 &amp;&amp; i == strlen(input)){</text:p>
      <text:p text:style-name="P1"><text:s text:c="16"/>printf("\nAccepted\n");</text:p>
      <text:p text:style-name="P1"><text:s text:c="16"/>break;</text:p>
      <text:p text:style-name="P1"><text:s text:c="12"/>}</text:p>
      <text:p text:style-name="P1"><text:s text:c="12"/>if (i == strlen(input)){</text:p>
      <text:p text:style-name="P1"><text:s text:c="16"/>printf("\nNot Accepted\n");</text:p>
      <text:p text:style-name="P1"><text:s text:c="16"/>break;</text:p>
      <text:p text:style-name="P1"><text:s text:c="12"/>}</text:p>
      <text:p text:style-name="P1"><text:s text:c="8"/>}</text:p>
      <text:p text:style-name="P1"><text:s text:c="8"/></text:p>
      <text:p text:style-name="P1"><text:s text:c="4"/>}</text:p>
      <text:p text:style-name="P1">}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>Input Grammar</text:span></text:p>
      <text:p text:style-name="P3"/>
      <text:p text:style-name="P8">S=AC</text:p>
      <text:p text:style-name="P8">A=aB</text:p>
      <text:p text:style-name="P8">B=b</text:p>
      <text:p text:style-name="P8">C=cD</text:p>
      <text:p text:style-name="P8">D=d</text:p>
      <text:p text:style-name="P4">OUTPUT</text:p>
      <text:p text:style-name="P3"/>
      <text:p text:style-name="P8">cs-db-22@csdb22:~/melvin/codes/exp4$ ./a.out </text:p>
      <text:p text:style-name="P8"/>
      <text:p text:style-name="P8">Enter the input string or 0 to terminate:</text:p>
      <text:p text:style-name="P8">abcd</text:p>
      <text:p text:style-name="P8">stack <text:s text:c="3"/>input <text:s text:c="2"/>action</text:p>
      <text:p text:style-name="P8"/>
      <text:p text:style-name="P8">$ <text:s text:c="7"/>abcd$ </text:p>
      <text:p text:style-name="P8">$a <text:s text:c="6"/>bcd$ <text:s text:c="3"/>SHIFT</text:p>
      <text:p text:style-name="P8">$ab <text:s text:c="6"/>cd$ <text:s text:c="3"/>SHIFT</text:p>
      <text:p text:style-name="P8">$aB <text:s text:c="6"/>cd$ <text:s text:c="3"/>REDUCE</text:p>
      <text:p text:style-name="P8">$A <text:s text:c="7"/>cd$ <text:s text:c="3"/>REDUCE</text:p>
      <text:p text:style-name="P8">$Ac <text:s text:c="7"/>d$ <text:s text:c="3"/>SHIFT</text:p>
      <text:p text:style-name="P8">$Acd <text:s text:c="7"/>$ <text:s text:c="3"/>SHIFT</text:p>
      <text:p text:style-name="P8">$AcD <text:s text:c="7"/>$ <text:s text:c="3"/>REDUCE</text:p>
      <text:p text:style-name="P8">$AC <text:s text:c="8"/>$ <text:s text:c="3"/>REDUCE</text:p>
      <text:p text:style-name="P8">$S <text:s text:c="9"/>$ <text:s text:c="3"/>REDUCE</text:p>
      <text:p text:style-name="P8"/>
      <text:p text:style-name="P8">Accepted</text:p>
      <text:p text:style-name="P8"/>
      <text:p text:style-name="P8">Enter the input string or 0 to terminate:</text:p>
      <text:p text:style-name="P8">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4:25:53.393732710</meta:creation-date>
    <dc:date>2022-10-20T14:50:28.016379682</dc:date>
    <meta:editing-duration>PT1H9M54S</meta:editing-duration>
    <meta:editing-cycles>8</meta:editing-cycles>
    <meta:generator>LibreOffice/7.3.5.2$Linux_X86_64 LibreOffice_project/30$Build-2</meta:generator>
    <meta:print-date>2022-10-20T14:38:46.327841240</meta:print-date>
    <meta:document-statistic meta:table-count="0" meta:image-count="0" meta:object-count="0" meta:page-count="3" meta:paragraph-count="96" meta:word-count="258" meta:character-count="2376" meta:non-whitespace-character-count="1411"/>
  </office:meta>
</office:document-meta>
</file>